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2ff78"/>
    </style:style>
    <style:style style:name="T7" style:family="text">
      <style:text-properties officeooo:rsid="00249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<text:span text:style-name="T6">w_a </text:span>φ(|{i ∈ S : a ∈ Ti}|) over subsets S⊆[m] of cardinality k, for a general non<text:span text:style-name="T4">decreasing</text:span> concave function φ. We provide an approximation algorithm for that problem of ratio α_φ := minx∈N∗ φ(E[Poi(x)])/E[φ(Poi(x))], which cannot be improved <text:span text:style-name="T3">for sublinear </text:span>φ <text:span text:style-name="T7">if</text:span> P≠NP.</text:p>
      <text:p text:style-name="P1"/>
      <text:p text:style-name="P2">For multiple-access channels, we show that the coding problem cannot be approximated within any constant ratio under some complexity hypothesis on random clauses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an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7-20T15:23:59.435302788</dc:date>
    <meta:editing-duration>PT14M3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8" meta:character-count="2140" meta:non-whitespace-character-count="1829"/>
  </office:meta>
</office:document-meta>
</file>